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794cm"/>
          <style:tab-stop style:position="0.993cm"/>
        </style:tab-stops>
      </style:paragraph-properties>
      <style:text-properties officeooo:paragraph-rsid="000b87af"/>
    </style:style>
    <style:style style:name="P2" style:family="paragraph" style:parent-style-name="Standard">
      <style:paragraph-properties>
        <style:tab-stops>
          <style:tab-stop style:position="0.794cm"/>
        </style:tab-stops>
      </style:paragraph-properties>
      <style:text-properties officeooo:rsid="000b87af" officeooo:paragraph-rsid="000b87af"/>
    </style:style>
    <style:style style:name="P3" style:family="paragraph" style:parent-style-name="Standard">
      <style:paragraph-properties>
        <style:tab-stops>
          <style:tab-stop style:position="0.794cm"/>
        </style:tab-stops>
      </style:paragraph-properties>
      <style:text-properties officeooo:rsid="000d7db6" officeooo:paragraph-rsid="000d7db6"/>
    </style:style>
    <style:style style:name="P4" style:family="paragraph" style:parent-style-name="Standard">
      <style:paragraph-properties>
        <style:tab-stops>
          <style:tab-stop style:position="0.794cm"/>
        </style:tab-stops>
      </style:paragraph-properties>
      <style:text-properties officeooo:paragraph-rsid="000d7db6"/>
    </style:style>
    <style:style style:name="P5" style:family="paragraph" style:parent-style-name="Standard">
      <style:paragraph-properties>
        <style:tab-stops>
          <style:tab-stop style:position="0.794cm"/>
        </style:tab-stops>
      </style:paragraph-properties>
      <style:text-properties officeooo:rsid="000ed709" officeooo:paragraph-rsid="000ed709"/>
    </style:style>
    <style:style style:name="P6" style:family="paragraph" style:parent-style-name="Standard">
      <style:paragraph-properties>
        <style:tab-stops>
          <style:tab-stop style:position="0.794cm"/>
        </style:tab-stops>
      </style:paragraph-properties>
      <style:text-properties officeooo:rsid="0010633f" officeooo:paragraph-rsid="0010633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87af" style:font-weight-asian="bold" style:font-weight-complex="bold"/>
    </style:style>
    <style:style style:name="T3" style:family="text">
      <style:text-properties fo:font-weight="bold" officeooo:rsid="000d7db6" style:font-weight-asian="bold" style:font-weight-complex="bold"/>
    </style:style>
    <style:style style:name="T4" style:family="text">
      <style:text-properties officeooo:rsid="000d7d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">1<text:tab/></text:span></text:span><text:span text:style-name="Source_20_Text"><text:span text:style-name="T1">git init</text:span></text:span> para inicializar um repositório do seu projeto</text:p>
      <text:p text:style-name="P2">2<text:tab/><text:span text:style-name="T3">git add .</text:span></text:p>
      <text:p text:style-name="P2">3<text:tab/><text:span text:style-name="T3">git status</text:span></text:p>
      <text:p text:style-name="P3"><text:span text:style-name="T1">4<text:tab/>git commint -m “first commit”</text:span></text:p>
      <text:p text:style-name="P4"><text:span text:style-name="T3">5<text:tab/></text:span><text:bookmark text:name="empty-setup-push-repo-echo"/><text:span text:style-name="T1">git remote add origin https://github.com/jandirlei/tutorial.git</text:span></text:p>
      <text:p text:style-name="P4"><text:span text:style-name="T3">6<text:tab/></text:span><text:bookmark text:name="empty-setup-push-repo-echo1"/><text:span text:style-name="T1">git branch -M main</text:span></text:p>
      <text:p text:style-name="P4"><text:span text:style-name="T3">7<text:tab/></text:span><text:bookmark text:name="empty-setup-push-repo-echo2"/><text:span text:style-name="T1">git push -u origin main</text:span></text:p>
      <text:p text:style-name="P5"><text:span text:style-name="T1"/></text:p>
      <text:p text:style-name="P5"><text:span text:style-name="T1"/></text:p>
      <text:p text:style-name="P6"><text:span text:style-name="T1">1<text:tab/>git status</text:span></text:p>
      <text:p text:style-name="P6"><text:span text:style-name="T1">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28T20:35:33.210000000</dc:date>
    <meta:editing-duration>PT14M59S</meta:editing-duration>
    <meta:editing-cycles>4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9" meta:word-count="44" meta:character-count="234" meta:non-whitespace-character-count="199"/>
  </office:meta>
</office:document-meta>
</file>